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3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4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8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4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4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4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4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4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14">
            <text:p>Починить баг с номерами страниц в MultiReportPaginator</text:p>
          </table:table-cell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14">
            <text:p>Вынести NavigationItem в Infustructure.Client</text:p>
          </table:table-cell>
          <table:table-cell table:number-columns-repeated="16382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9">
            <text:p>Реализовать общий механизм Menu на основе коллекции MenuItem (BaseViewModel)</text:p>
          </table:table-cell>
          <table:table-cell table:number-columns-repeated="16382"/>
        </table:table-row>
        <table:table-row table:style-name="ro2">
          <table:table-cell office:value-type="float" office:value="82" table:style-name="ce5">
            <text:p>82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3" table:style-name="ce5">
            <text:p>83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4" table:style-name="ce5">
            <text:p>8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5" table:style-name="ce5">
            <text:p>8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7" table:style-name="ce5">
            <text:p>8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8" table:style-name="ce5">
            <text:p>88</text:p>
          </table:table-cell>
          <table:table-cell table:style-name="ce9"/>
          <table:table-cell table:number-columns-repeated="16382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9-03T14:25:10Z</dc:date>
    <meta:editing-cycles>1</meta:editing-cycles>
    <meta:editing-duration>PT53S</meta:editing-duration>
  </office:meta>
</office:document-meta>
</file>